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Linux Libertine" svg:font-family="'Linux Libertin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nux Libertine"/>
    </style:style>
    <style:style style:name="P2" style:family="paragraph" style:parent-style-name="Standard" style:list-style-name="L1">
      <style:text-properties style:font-name="Linux Libertine"/>
    </style:style>
    <style:style style:name="P3" style:family="paragraph" style:parent-style-name="Standard" style:list-style-name="L2">
      <style:text-properties style:font-name="Linux Liberti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 dem Bedienen der Induktionskanone können kurzzeitig sehr hohe Ströme (bis zu 10.000A) auftreten. Zudem liegt eine hohe Spannung von ~325V Gleichstrom an. Trotz aller technischen Schutzmaßnahmen kann es zu gefährlichen und potentiell tödlichen unfällen kommen. Deswegen ist es wichtig als Aufsicht der Induktionskanone die größten Gefährdungen zu kennen und dafür zu sorgen dass diese auf die Besucher der Induktionskanone keine schädlichen Auswirkungen haben..</text:p>
      <text:p text:style-name="P1"/>
      <text:list xml:id="list2748020312532767020" text:style-name="L1">
        <text:list-item>
          <text:p text:style-name="P2">Ein Problem der Induktionskanone ist es, dass der Abschussbereich nach vorne hin offen sein muss. Um dennoch das Risiko des Abschusses einer Person zu minimieren muss der Bereich in Schussrichtung abgesperrt sein. Das bedeutet, dass die Ringe zum verschießen auch nur von dem Betreuer der Kanone wieder zurück geholt werden dürfen. Es ist darauf zu achten, dass niemand die Absperrung überschreitet.</text:p>
        </text:list-item>
        <text:list-item>
          <text:p text:style-name="P2">Theoretisch ist es möglich, dass Besucher Nadeln oder sonstige lange und dünne Gegenstände durch die Lüftungsschlitze stecken. Das Risiko ist vermutlich sehr gering, jedoch sollte auch dies im Hinterkopf behalten werden. Hinter den Lüftungsschlitze befinden sich direkt die Kondensatoren, welche u.a. explodieren, oder, beim (indirekten) Anfassen, Verbrennungen oder elektrische Schocks verursachen können.</text:p>
        </text:list-item>
        <text:list-item>
          <text:p text:style-name="P2">Beim holen der Ringe oder sonstigen Aktionen hinter der Absperrung sollte man immer den Hauptstecker ziehen um das Risiko des eigenen Abschusses zu minimieren.</text:p>
        </text:list-item>
      </text:list>
      <text:p text:style-name="P1"/>
      <text:p text:style-name="P1">In dem Dokument "Kurzanleitung Inbetriebnahme" ist der Grundsätzliche Ablauf der Benutzung der Induktionskanone beschrieben.</text:p>
      <text:p text:style-name="P1">Wichtige Hinweise sind nun folgend aufgelistet:</text:p>
      <text:list xml:id="list2136682942509746674" text:style-name="L2">
        <text:list-item>
          <text:p text:style-name="P3">Versuchen sie niemals die Blackbox zu öffnen, wenn ein Deffekt auftritt. Lassen sie die Induktionskanone immer von eingewiesenem Reperaturpersonal reparieren. Diesem sollten auch technische Zeichnungen und Schaltpläne zur Verfügung gestellt werden.</text:p>
        </text:list-item>
        <text:list-item>
          <text:p text:style-name="P3">Einzige Ausnahme ist eine herausgeflogene Sicherung. Die Sicherung befindet sich in einer kleinen Schubklappe am Kaltgeräteanschluss. Dieser kann herausgezogen werden um eine andere Sicherung einzubauen. Normalerweise sollte in diesem Schubkasten eine Ersatzsicherung eingebaut sein, die getauscht werden kann. Achten sie beim Austauschen auf eine gleichwertige Sicherung (bis mindestens 250V ausgelegt; 5A; flink).</text:p>
        </text:list-item>
        <text:list-item>
          <text:p text:style-name="P3">Funktioniert die Induktionskanone nicht, so kann dies auch auf einen gedrückten Notausschalter zurückzuführen sein. In diesem Fall muss der Notausschalter leicht gedreht werden um ihn in eine ausgefahrene Position zu brin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Linux Libertine" svg:font-family="'Linux Libertin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0M2S</meta:editing-duration>
    <meta:editing-cycles>3</meta:editing-cycles>
    <meta:generator>OpenOffice/4.1.3$Win32 OpenOffice.org_project/413m1$Build-9783</meta:generator>
    <dc:date>2018-05-22T00:22:14.88</dc:date>
    <meta:document-statistic meta:table-count="0" meta:image-count="0" meta:object-count="0" meta:page-count="1" meta:paragraph-count="9" meta:word-count="341" meta:character-count="2505"/>
    <meta:user-defined meta:name="Info 1"/>
    <meta:user-defined meta:name="Info 2"/>
    <meta:user-defined meta:name="Info 3"/>
    <meta:user-defined meta:name="Info 4"/>
  </office:meta>
</office:document-meta>
</file>